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17in"/>
    </style:style>
    <style:style style:name="co2" style:family="table-column">
      <style:table-column-properties fo:break-before="auto" style:column-width="1.50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46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5409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5327in"/>
    </style:style>
    <style:style style:name="co11" style:family="table-column">
      <style:table-column-properties fo:break-before="auto" style:column-width="1.5866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1.6291in"/>
    </style:style>
    <style:style style:name="co14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solid" svg:stroke-width="0.0201in" svg:stroke-color="#000000" draw:marker-start-width="0.1398in" draw:marker-end-width="0.13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2988in" svg:height="3.5429in" svg:x="0.313in" svg:y="2.9461in">
            <draw:object draw:notify-on-update-of-ranges="Sheet1.A2:Sheet1.A15 Sheet1.B1:Sheet1.B1 Sheet1.B2:Sheet1.B15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3559in" svg:y="6.7701in">
            <draw:object draw:notify-on-update-of-ranges="Sheet1.D2:Sheet1.D2 Sheet1.E1:Sheet1.E1 Sheet1.E2:Sheet1.E2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4429in" svg:y="10.6205in">
            <draw:object draw:notify-on-update-of-ranges="Sheet1.G2:Sheet1.G12 Sheet1.H2:Sheet1.H12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4795in" svg:y="14.535in">
            <draw:object draw:notify-on-update-of-ranges="Sheet1.J2:Sheet1.J12 Sheet1.K2:Sheet1.K12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4.9236in" svg:y="2.6583in">
            <draw:object draw:notify-on-update-of-ranges="Sheet1.M2:Sheet1.M12 Sheet1.N2:Sheet1.N12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4.9228in" svg:y="6.7043in">
            <draw:object draw:notify-on-update-of-ranges="Sheet1.P2:Sheet1.P12 Sheet1.Q2:Sheet1.Q12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4.963in" svg:y="10.6807in">
            <draw:object draw:notify-on-update-of-ranges="Sheet1.S2:Sheet1.S12 Sheet1.T2:Sheet1.T12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Number of Iterations</text:p>
          </table:table-cell>
          <table:table-cell office:value-type="string">
            <text:p>Time per Operation (ns)</text:p>
          </table:table-cell>
          <table:table-cell/>
          <table:table-cell office:value-type="string">
            <text:p>Number of Threads</text:p>
          </table:table-cell>
          <table:table-cell office:value-type="string">
            <text:p>Time per Operation (ns)</text:p>
          </table:table-cell>
          <table:table-cell/>
          <table:table-cell office:value-type="string">
            <text:p>Number of Threads</text:p>
          </table:table-cell>
          <table:table-cell office:value-type="string">
            <text:p>Time per Operation (ns)</text:p>
          </table:table-cell>
          <table:table-cell/>
          <table:table-cell office:value-type="string">
            <text:p>Number of Threads</text:p>
          </table:table-cell>
          <table:table-cell office:value-type="string">
            <text:p>Time per Operation (ns)</text:p>
          </table:table-cell>
          <table:table-cell/>
          <table:table-cell office:value-type="string">
            <text:p>Ratio of Threads to Lists</text:p>
          </table:table-cell>
          <table:table-cell office:value-type="string">
            <text:p>Time per Operation (ns)</text:p>
          </table:table-cell>
          <table:table-cell/>
          <table:table-cell table:style-name="ce1" office:value-type="string">
            <text:p>Ratio of Threads to Lists</text:p>
          </table:table-cell>
          <table:table-cell office:value-type="string">
            <text:p>Time per Operation (ns)</text:p>
          </table:table-cell>
          <table:table-cell/>
          <table:table-cell table:style-name="ce1" office:value-type="string">
            <text:p>Ratio of Threads to Lists</text:p>
          </table:table-cell>
          <table:table-cell office:value-type="string">
            <text:p>Time per Operation (n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336">
            <text:p>94336</text:p>
          </table:table-cell>
          <table:table-cell/>
          <table:table-cell office:value-type="float" office:value="1">
            <text:p>1</text:p>
          </table:table-cell>
          <table:table-cell office:value-type="float" office:value="24.6">
            <text:p>24.6</text:p>
          </table:table-cell>
          <table:table-cell/>
          <table:table-cell office:value-type="float" office:value="1">
            <text:p>1</text:p>
          </table:table-cell>
          <table:table-cell office:value-type="float" office:value="18.2">
            <text:p>18.2</text:p>
          </table:table-cell>
          <table:table-cell/>
          <table:table-cell office:value-type="float" office:value="1">
            <text:p>1</text:p>
          </table:table-cell>
          <table:table-cell office:value-type="float" office:value="18.6">
            <text:p>18.6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/>
          <table:table-cell table:formula="of:=10/40" office:value-type="float" office:value="0.25">
            <text:p>0.25</text:p>
          </table:table-cell>
          <table:table-cell office:value-type="float" office:value="689.2">
            <text:p>689.2</text:p>
          </table:table-cell>
          <table:table-cell/>
          <table:table-cell table:formula="of:=10/40" office:value-type="float" office:value="0.25">
            <text:p>0.25</text:p>
          </table:table-cell>
          <table:table-cell office:value-type="float" office:value="400.4">
            <text:p>40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08">
            <text:p>3508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43.8">
            <text:p>43.8</text:p>
          </table:table-cell>
          <table:table-cell/>
          <table:table-cell office:value-type="float" office:value="5">
            <text:p>5</text:p>
          </table:table-cell>
          <table:table-cell office:value-type="float" office:value="114.8">
            <text:p>114.8</text:p>
          </table:table-cell>
          <table:table-cell/>
          <table:table-cell table:formula="of:=1/2" office:value-type="float" office:value="0.5">
            <text:p>0.5</text:p>
          </table:table-cell>
          <table:table-cell office:value-type="float" office:value="20.8">
            <text:p>20.8</text:p>
          </table:table-cell>
          <table:table-cell/>
          <table:table-cell table:formula="of:=10/30" office:value-type="float" office:value="0.333333333333333">
            <text:p>0.3333333333</text:p>
          </table:table-cell>
          <table:table-cell office:value-type="float" office:value="558.2">
            <text:p>558.2</text:p>
          </table:table-cell>
          <table:table-cell/>
          <table:table-cell table:formula="of:=10/30" office:value-type="float" office:value="0.333333333333333">
            <text:p>0.3333333333</text:p>
          </table:table-cell>
          <table:table-cell office:value-type="float" office:value="287.8">
            <text:p>287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6">
            <text:p>94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3.4">
            <text:p>63.4</text:p>
          </table:table-cell>
          <table:table-cell/>
          <table:table-cell office:value-type="float" office:value="10">
            <text:p>10</text:p>
          </table:table-cell>
          <table:table-cell office:value-type="float" office:value="487.2">
            <text:p>487.2</text:p>
          </table:table-cell>
          <table:table-cell/>
          <table:table-cell table:formula="of:=10/30" office:value-type="float" office:value="0.333333333333333">
            <text:p>0.3333333333</text:p>
          </table:table-cell>
          <table:table-cell office:value-type="float" office:value="31.8">
            <text:p>31.8</text:p>
          </table:table-cell>
          <table:table-cell/>
          <table:table-cell table:formula="of:=10/20" office:value-type="float" office:value="0.5">
            <text:p>0.5</text:p>
          </table:table-cell>
          <table:table-cell office:value-type="float" office:value="415">
            <text:p>415</text:p>
          </table:table-cell>
          <table:table-cell/>
          <table:table-cell table:formula="of:=10/20" office:value-type="float" office:value="0.5">
            <text:p>0.5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91.8">
            <text:p>91.8</text:p>
          </table:table-cell>
          <table:table-cell/>
          <table:table-cell office:value-type="float" office:value="15">
            <text:p>15</text:p>
          </table:table-cell>
          <table:table-cell office:value-type="float" office:value="1041.4">
            <text:p>1041.4</text:p>
          </table:table-cell>
          <table:table-cell/>
          <table:table-cell table:formula="of:=1/4" office:value-type="float" office:value="0.25">
            <text:p>0.25</text:p>
          </table:table-cell>
          <table:table-cell office:value-type="float" office:value="42.6">
            <text:p>42.6</text:p>
          </table:table-cell>
          <table:table-cell/>
          <table:table-cell table:formula="of:=10/15" office:value-type="float" office:value="0.666666666666667">
            <text:p>0.6666666667</text:p>
          </table:table-cell>
          <table:table-cell office:value-type="float" office:value="338.2">
            <text:p>338.2</text:p>
          </table:table-cell>
          <table:table-cell/>
          <table:table-cell table:formula="of:=10/15" office:value-type="float" office:value="0.666666666666667">
            <text:p>0.6666666667</text:p>
          </table:table-cell>
          <table:table-cell office:value-type="float" office:value="189.8">
            <text:p>189.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111.8">
            <text:p>111.8</text:p>
          </table:table-cell>
          <table:table-cell/>
          <table:table-cell office:value-type="float" office:value="20">
            <text:p>20</text:p>
          </table:table-cell>
          <table:table-cell office:value-type="float" office:value="1934">
            <text:p>1934</text:p>
          </table:table-cell>
          <table:table-cell/>
          <table:table-cell table:formula="of:=1/5" office:value-type="float" office:value="0.2">
            <text:p>0.2</text:p>
          </table:table-cell>
          <table:table-cell office:value-type="float" office:value="52.6">
            <text:p>52.6</text:p>
          </table:table-cell>
          <table:table-cell/>
          <table:table-cell office:value-type="float" office:value="1">
            <text:p>1</text:p>
          </table:table-cell>
          <table:table-cell office:value-type="float" office:value="224.2">
            <text:p>224.2</text:p>
          </table:table-cell>
          <table:table-cell/>
          <table:table-cell office:value-type="float" office:value="1">
            <text:p>1</text:p>
          </table:table-cell>
          <table:table-cell office:value-type="float" office:value="165.4">
            <text:p>165.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135.4">
            <text:p>135.4</text:p>
          </table:table-cell>
          <table:table-cell/>
          <table:table-cell office:value-type="float" office:value="25">
            <text:p>25</text:p>
          </table:table-cell>
          <table:table-cell office:value-type="float" office:value="3218.6">
            <text:p>3218.6</text:p>
          </table:table-cell>
          <table:table-cell/>
          <table:table-cell table:formula="of:=1/6" office:value-type="float" office:value="0.166666666666667">
            <text:p>0.1666666667</text:p>
          </table:table-cell>
          <table:table-cell office:value-type="float" office:value="61.8">
            <text:p>61.8</text:p>
          </table:table-cell>
          <table:table-cell/>
          <table:table-cell table:formula="of:=10/7" office:value-type="float" office:value="1.42857142857143">
            <text:p>1.4285714286</text:p>
          </table:table-cell>
          <table:table-cell office:value-type="float" office:value="158.8">
            <text:p>158.8</text:p>
          </table:table-cell>
          <table:table-cell/>
          <table:table-cell table:formula="of:=10/7" office:value-type="float" office:value="1.42857142857143">
            <text:p>1.428571428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143.6">
            <text:p>143.6</text:p>
          </table:table-cell>
          <table:table-cell/>
          <table:table-cell office:value-type="float" office:value="30">
            <text:p>30</text:p>
          </table:table-cell>
          <table:table-cell office:value-type="float" office:value="4519.6">
            <text:p>4519.6</text:p>
          </table:table-cell>
          <table:table-cell/>
          <table:table-cell table:formula="of:=1/7" office:value-type="float" office:value="0.142857142857143">
            <text:p>0.1428571429</text:p>
          </table:table-cell>
          <table:table-cell office:value-type="float" office:value="70">
            <text:p>70</text:p>
          </table:table-cell>
          <table:table-cell/>
          <table:table-cell table:formula="of:=10/6" office:value-type="float" office:value="1.66666666666667">
            <text:p>1.6666666667</text:p>
          </table:table-cell>
          <table:table-cell office:value-type="float" office:value="157.2">
            <text:p>157.2</text:p>
          </table:table-cell>
          <table:table-cell/>
          <table:table-cell table:formula="of:=10/6" office:value-type="float" office:value="1.66666666666667">
            <text:p>1.666666666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168.2">
            <text:p>168.2</text:p>
          </table:table-cell>
          <table:table-cell/>
          <table:table-cell office:value-type="float" office:value="35">
            <text:p>35</text:p>
          </table:table-cell>
          <table:table-cell office:value-type="float" office:value="6420">
            <text:p>6420</text:p>
          </table:table-cell>
          <table:table-cell/>
          <table:table-cell table:formula="of:=1/8" office:value-type="float" office:value="0.125">
            <text:p>0.125</text:p>
          </table:table-cell>
          <table:table-cell office:value-type="float" office:value="79.4">
            <text:p>79.4</text:p>
          </table:table-cell>
          <table:table-cell/>
          <table:table-cell table:formula="of:=10/5" office:value-type="float" office:value="2">
            <text:p>2</text:p>
          </table:table-cell>
          <table:table-cell office:value-type="float" office:value="106.8">
            <text:p>106.8</text:p>
          </table:table-cell>
          <table:table-cell/>
          <table:table-cell table:formula="of:=10/5" office:value-type="float" office:value="2">
            <text:p>2</text:p>
          </table:table-cell>
          <table:table-cell office:value-type="float" office:value="125.2">
            <text:p>125.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202.6">
            <text:p>202.6</text:p>
          </table:table-cell>
          <table:table-cell/>
          <table:table-cell office:value-type="float" office:value="40">
            <text:p>40</text:p>
          </table:table-cell>
          <table:table-cell office:value-type="float" office:value="8541">
            <text:p>8541</text:p>
          </table:table-cell>
          <table:table-cell/>
          <table:table-cell table:formula="of:=1/9" office:value-type="float" office:value="0.111111111111111">
            <text:p>0.1111111111</text:p>
          </table:table-cell>
          <table:table-cell office:value-type="float" office:value="91.2">
            <text:p>91.2</text:p>
          </table:table-cell>
          <table:table-cell/>
          <table:table-cell table:formula="of:=10/3" office:value-type="float" office:value="3.33333333333333">
            <text:p>3.3333333333</text:p>
          </table:table-cell>
          <table:table-cell office:value-type="float" office:value="88.2">
            <text:p>88.2</text:p>
          </table:table-cell>
          <table:table-cell/>
          <table:table-cell table:formula="of:=10/3" office:value-type="float" office:value="3.33333333333333">
            <text:p>3.333333333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221.6">
            <text:p>221.6</text:p>
          </table:table-cell>
          <table:table-cell/>
          <table:table-cell office:value-type="float" office:value="45">
            <text:p>45</text:p>
          </table:table-cell>
          <table:table-cell office:value-type="float" office:value="10337">
            <text:p>10337</text:p>
          </table:table-cell>
          <table:table-cell/>
          <table:table-cell table:formula="of:=1/10" office:value-type="float" office:value="0.1">
            <text:p>0.1</text:p>
          </table:table-cell>
          <table:table-cell office:value-type="float" office:value="101.6">
            <text:p>101.6</text:p>
          </table:table-cell>
          <table:table-cell/>
          <table:table-cell table:formula="of:=10/2" office:value-type="float" office:value="5">
            <text:p>5</text:p>
          </table:table-cell>
          <table:table-cell office:value-type="float" office:value="54.2">
            <text:p>54.2</text:p>
          </table:table-cell>
          <table:table-cell/>
          <table:table-cell table:formula="of:=10/2" office:value-type="float" office:value="5">
            <text:p>5</text:p>
          </table:table-cell>
          <table:table-cell office:value-type="float" office:value="89.6">
            <text:p>89.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31.8">
            <text:p>231.8</text:p>
          </table:table-cell>
          <table:table-cell/>
          <table:table-cell office:value-type="float" office:value="50">
            <text:p>50</text:p>
          </table:table-cell>
          <table:table-cell office:value-type="float" office:value="13770">
            <text:p>13770</text:p>
          </table:table-cell>
          <table:table-cell table:number-columns-repeated="4"/>
          <table:table-cell table:formula="of:=10/1" office:value-type="float" office:value="10">
            <text:p>10</text:p>
          </table:table-cell>
          <table:table-cell office:value-type="float" office:value="31.8">
            <text:p>31.8</text:p>
          </table:table-cell>
          <table:table-cell/>
          <table:table-cell table:formula="of:=10/1" office:value-type="float" office:value="10">
            <text:p>10</text:p>
          </table:table-cell>
          <table:table-cell office:value-type="float" office:value="82.8">
            <text:p>82.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">
            <text:p>9</text:p>
          </table:table-cell>
          <table:table-cell table:number-columns-repeated="10"/>
          <table:table-cell table:formula="of:=1/5" office:value-type="float" office:value="0.2">
            <text:p>0.2</text:p>
          </table:table-cell>
          <table:table-cell table:number-columns-repeated="2"/>
          <table:table-cell office:value-type="string">
            <text:p>10 threads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.5">
            <text:p>8.5</text:p>
          </table:table-cell>
          <table:table-cell table:number-columns-repeated="18"/>
        </table:table-row>
      </table:table>
      <table:database-ranges>
        <table:database-range table:target-range-address="Sheet1.P2:Sheet1.Q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3/10/2016</text:date>, <text:time>18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22:23:49.763114570</meta:creation-date>
    <meta:generator>OpenOffice/4.1.2$Unix OpenOffice.org_project/412m3$Build-9782</meta:generator>
    <dc:date>2016-03-10T18:20:22</dc:date>
    <meta:editing-duration>PT2H50M8S</meta:editing-duration>
    <meta:editing-cycles>73</meta:editing-cycles>
    <dc:creator>Kaitlyn Cason</dc:creator>
    <meta:document-statistic meta:table-count="1" meta:cell-count="1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72cm" svg:y="0.315cm" chart:style-name="ch2">
          <text:p>Single Threaded Time per Iteration</text:p>
        </chart:title>
        <chart:plot-area chart:style-name="ch3" table:cell-range-address="Sheet1.A2:Sheet1.B15 Sheet1.B1:Sheet1.B1" chart:data-source-has-labels="row" svg:x="1.307cm" svg:y="1.64cm" svg:width="14.053cm" svg:height="6.223cm">
          <chartooo:coordinate-region svg:x="2.736cm" svg:y="1.837cm" svg:width="12.126cm" svg:height="5.383cm"/>
          <chart:axis chart:dimension="x" chart:name="primary-x" chart:style-name="ch4">
            <chart:title svg:x="6.833cm" svg:y="8.043cm" chart:style-name="ch5">
              <text:p>Number of Iterations</text:p>
            </chart:title>
            <chart:grid chart:style-name="ch6" chart:class="major"/>
          </chart:axis>
          <chart:axis chart:dimension="y" chart:name="primary-y" chart:style-name="ch7">
            <chart:title svg:x="0.451cm" svg:y="6.494cm" chart:style-name="ch8">
              <text:p>Time per Operation (ns)</text:p>
            </chart:title>
            <chart:grid chart:style-name="ch6" chart:class="major"/>
          </chart:axis>
          <chart:series chart:style-name="ch9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per Operation (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94336">
                <text:p>94336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0">
                <text:p>7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4cm" svg:y="0.315cm" chart:style-name="ch2">
          <text:p>Unprotected Performance</text:p>
        </chart:title>
        <chart:subtitle svg:x="6.752cm" svg:y="1.281cm" chart:style-name="ch3">
          <text:p>100 Iterations</text:p>
        </chart:subtitle>
        <chart:plot-area chart:style-name="ch4" table:cell-range-address="Sheet1.D2:Sheet1.E2 Sheet1.E1:Sheet1.E1" chart:data-source-has-labels="row" svg:x="1.307cm" svg:y="2.312cm" svg:width="14.053cm" svg:height="5.551cm">
          <chartooo:coordinate-region svg:x="1.951cm" svg:y="2.509cm" svg:width="13.303cm" svg:height="4.711cm"/>
          <chart:axis chart:dimension="x" chart:name="primary-x" chart:style-name="ch5">
            <chart:title svg:x="6.902cm" svg:y="8.043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83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E2:Sheet1.E2" chart:label-cell-address="Sheet1.E1:Sheet1.E1" chart:class="chart:scatter">
            <chart:domain table:cell-range-address="Sheet1.D2:Sheet1.D2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per Operation (n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D2:Sheet1.D2</svg:desc>
                </draw:g>
              </table:table-cell>
              <table:table-cell office:value-type="float" office:value="24.6">
                <text:p>24.6</text:p>
                <draw:g>
                  <svg:desc>Sheet1.E2:Sheet1.E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9cm" svg:y="0.315cm" chart:style-name="ch2">
          <text:p>Mutex Perfomance</text:p>
        </chart:title>
        <chart:subtitle svg:x="6.752cm" svg:y="1.281cm" chart:style-name="ch3">
          <text:p>100 Iterations</text:p>
        </chart:subtitle>
        <chart:plot-area chart:style-name="ch4" table:cell-range-address="Sheet1.G2:Sheet1.H12" svg:x="1.307cm" svg:y="2.312cm" svg:width="14.053cm" svg:height="5.551cm">
          <chartooo:coordinate-region svg:x="2.158cm" svg:y="2.509cm" svg:width="13.004cm" svg:height="4.711cm"/>
          <chart:axis chart:dimension="x" chart:name="primary-x" chart:style-name="ch5">
            <chart:title svg:x="6.902cm" svg:y="8.043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83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H2:Sheet1.H12" chart:class="chart:scatter">
            <chart:domain table:cell-range-address="Sheet1.G2:Sheet1.G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2:Sheet1.G12</svg:desc>
                </draw:g>
              </table:table-cell>
              <table:table-cell office:value-type="float" office:value="18.2">
                <text:p>18.2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21.6">
                <text:p>22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31.8">
                <text:p>2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77cm" svg:y="0.315cm" chart:style-name="ch2">
          <text:p>Spinlock Performance</text:p>
        </chart:title>
        <chart:subtitle svg:x="6.752cm" svg:y="1.281cm" chart:style-name="ch3">
          <text:p>100 Iterations</text:p>
        </chart:subtitle>
        <chart:plot-area chart:style-name="ch4" table:cell-range-address="Sheet1.J2:Sheet1.K12" svg:x="1.307cm" svg:y="2.312cm" svg:width="14.053cm" svg:height="5.551cm">
          <chartooo:coordinate-region svg:x="2.551cm" svg:y="2.509cm" svg:width="12.611cm" svg:height="4.711cm"/>
          <chart:axis chart:dimension="x" chart:name="primary-x" chart:style-name="ch5">
            <chart:title svg:x="6.902cm" svg:y="8.043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83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K2:Sheet1.K12" chart:class="chart:scatter">
            <chart:domain table:cell-range-address="Sheet1.J2:Sheet1.J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2:Sheet1.J12</svg:desc>
                </draw:g>
              </table:table-cell>
              <table:table-cell office:value-type="float" office:value="18.6">
                <text:p>18.6</text:p>
                <draw:g>
                  <svg:desc>Sheet1.K2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4.8">
                <text:p>11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041.4">
                <text:p>104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18.6">
                <text:p>321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519.6">
                <text:p>451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0337">
                <text:p>10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3770">
                <text:p>137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4cm" svg:y="0.315cm" chart:style-name="ch2">
          <text:p>Unprotected Sublist Performance</text:p>
        </chart:title>
        <chart:subtitle svg:x="6.752cm" svg:y="1.281cm" chart:style-name="ch3">
          <text:p>100 Iterations</text:p>
        </chart:subtitle>
        <chart:plot-area chart:style-name="ch4" table:cell-range-address="Sheet1.M2:Sheet1.N12" svg:x="1.307cm" svg:y="2.312cm" svg:width="14.053cm" svg:height="5.551cm">
          <chartooo:coordinate-region svg:x="2.158cm" svg:y="2.509cm" svg:width="12.958cm" svg:height="4.711cm"/>
          <chart:axis chart:dimension="x" chart:name="primary-x" chart:style-name="ch5">
            <chart:title svg:x="6.555cm" svg:y="8.043cm" chart:style-name="ch6">
              <text:p>Ratio of Threads to Lists</text:p>
            </chart:title>
            <chart:grid chart:style-name="ch7" chart:class="major"/>
          </chart:axis>
          <chart:axis chart:dimension="y" chart:name="primary-y" chart:style-name="ch5">
            <chart:title svg:x="0.451cm" svg:y="6.83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N2:Sheet1.N12" chart:class="chart:scatter">
            <chart:domain table:cell-range-address="Sheet1.M2:Sheet1.M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2:Sheet1.M12</svg:desc>
                </draw:g>
              </table:table-cell>
              <table:table-cell office:value-type="float" office:value="12">
                <text:p>12</text:p>
                <draw:g>
                  <svg:desc>Sheet1.N2:Sheet1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7cm" svg:y="0.315cm" chart:style-name="ch2">
          <text:p>Mutex Sublist Performance</text:p>
        </chart:title>
        <chart:subtitle svg:x="5.667cm" svg:y="1.281cm" chart:style-name="ch3">
          <text:p>100 Iterations, 10 Threads</text:p>
        </chart:subtitle>
        <chart:plot-area chart:style-name="ch4" table:cell-range-address="Sheet1.P2:Sheet1.Q12" svg:x="1.307cm" svg:y="2.312cm" svg:width="14.053cm" svg:height="5.551cm">
          <chartooo:coordinate-region svg:x="2.158cm" svg:y="2.509cm" svg:width="13.004cm" svg:height="4.711cm"/>
          <chart:axis chart:dimension="x" chart:name="primary-x" chart:style-name="ch5">
            <chart:title svg:x="6.555cm" svg:y="8.043cm" chart:style-name="ch6">
              <text:p>Ratio of Threads to Lists</text:p>
            </chart:title>
            <chart:grid chart:style-name="ch7" chart:class="major"/>
          </chart:axis>
          <chart:axis chart:dimension="y" chart:name="primary-y" chart:style-name="ch5">
            <chart:title svg:x="0.451cm" svg:y="6.83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Q2:Sheet1.Q12" chart:class="chart:scatter">
            <chart:domain table:cell-range-address="Sheet1.P2:Sheet1.P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P2:Sheet1.P12</svg:desc>
                </draw:g>
              </table:table-cell>
              <table:table-cell office:value-type="float" office:value="689.2">
                <text:p>689.2</text:p>
                <draw:g>
                  <svg:desc>Sheet1.Q2:Sheet1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558.2">
                <text:p>55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38.2">
                <text:p>33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5cm" svg:y="0.315cm" chart:style-name="ch2">
          <text:p>Spinlock Sublist Performance</text:p>
        </chart:title>
        <chart:subtitle svg:x="5.667cm" svg:y="1.281cm" chart:style-name="ch3">
          <text:p>100 Iterations, 10 Threads</text:p>
        </chart:subtitle>
        <chart:plot-area chart:style-name="ch4" table:cell-range-address="Sheet1.S2:Sheet1.T12" svg:x="1.307cm" svg:y="2.312cm" svg:width="14.053cm" svg:height="5.551cm">
          <chartooo:coordinate-region svg:x="2.158cm" svg:y="2.509cm" svg:width="13.004cm" svg:height="4.711cm"/>
          <chart:axis chart:dimension="x" chart:name="primary-x" chart:style-name="ch5">
            <chart:title svg:x="6.555cm" svg:y="8.043cm" chart:style-name="ch6">
              <text:p>Ratio of Threads to Lists</text:p>
            </chart:title>
            <chart:grid chart:style-name="ch7" chart:class="major"/>
          </chart:axis>
          <chart:axis chart:dimension="y" chart:name="primary-y" chart:style-name="ch5">
            <chart:title svg:x="0.451cm" svg:y="6.83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T2:Sheet1.T12" chart:class="chart:scatter">
            <chart:domain table:cell-range-address="Sheet1.S2:Sheet1.S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S2:Sheet1.S12</svg:desc>
                </draw:g>
              </table:table-cell>
              <table:table-cell office:value-type="float" office:value="400.4">
                <text:p>400.4</text:p>
                <draw:g>
                  <svg:desc>Sheet1.T2:Sheet1.T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87.8">
                <text:p>28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2.8">
                <text:p>82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